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0AE356B81B17660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7cm" fo:min-width="0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/>
    </style:style>
    <style:style style:name="T1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layer="layout" svg:width="25.199cm" svg:height="3.506cm" svg:x="1.401cm" svg:y="3.894cm" presentation:class="title" presentation:user-transformed="true">
          <draw:text-box>
            <text:p>Image Classification Fooler</text:p>
          </draw:text-box>
        </draw:frame>
        <draw:frame draw:style-name="gr1" draw:text-style-name="P2" draw:layer="layout" svg:width="26.6cm" svg:height="6.857cm" svg:x="0.6cm" svg:y="13.2cm">
          <draw:text-box>
            <text:p text:style-name="P1"><text:span text:style-name="T1">Team: Leibniz 7</text:span></text:p>
            <text:p text:style-name="P1"><text:span text:style-name="T1"/></text:p>
            <text:p text:style-name="P1"><text:span text:style-name="T1">Dorian Mahnke</text:span><text:span text:style-name="T1"><text:tab/></text:span><text:span text:style-name="T1"><text:tab/></text:span><text:span text:style-name="T1">Fredo Nowak</text:span><text:span text:style-name="T1"><text:tab/></text:span><text:span text:style-name="T1">Felix Hampel</text:span><text:span text:style-name="T1"><text:tab/></text:span><text:span text:style-name="T1">Jannik Gröger</text:span><text:span text:style-name="T1"><text:tab/></text:span><text:span text:style-name="T1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Glied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oretischer Ansatz</text:p>
              </text:list-item>
              <text:list-item>
                <text:p>Programm Architektur</text:p>
              </text:list-item>
              <text:list-item>
                <text:p>GUI</text:p>
              </text:list-item>
              <text:list-item>
                <text:p>Implementierte Algorithmen</text:p>
              </text:list-item>
              <text:list-item>
                <text:p>Ergebnis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Theoretischer Ansatz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60 Anfragen pro Minute möglich</text:p>
                <text:p/>
                <text:p>=&gt; Anfragen sind sehr teuer</text:p>
                <text:p/>
                <text:p>=&gt; Anzahl der Anfragen ist <text:tab/> <text:s text:c="13"/>Laufzeitmaß für die Algorithme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Theoretischer Ansatz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sponse enthält nur die 5 Klassen, mit den höchsten Konfidenzwerten</text:p>
                <text:list>
                  <text:list-header>
                    <text:p>=&gt; Man erhält für Zufallsbilder sehr wahrscheinlich nicht die Konfidenz der Klasse, die man gerade benötigt (alle anderen Klassen haben Konfidenz 0%)</text:p>
                    <text:p/>
                    <text:p>=&gt; Ansätze wie z. b. Genetische Algorithmen funktionieren so nicht, wenn man gezielt ein Irrbild einer Klasse erzeugen will.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Theoretischer Ansatz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ösung:</text:p>
                <text:list>
                  <text:list-header>
                    <text:p>Initiale Lösung ist nicht zufällig, sondern ein vorgegebenes Bild für die Bildklasse, die bereits einer der fünf höchsten Konfidenzen für die Bildklasse erzeugt.</text:p>
                    <text:p/>
                    <text:p>Es wurden die Bilder der Klasse aus dem Trainingsset genommen, da diese mit hoher Wahrscheinlichkeit hohe Konfidenzen für ihre Bildklasse erzeugen </text:p>
                    <text:p/>
                  </text:list-header>
                </text:list>
              </text:list-item>
            </text:list>
          </draw:text-box>
        </draw:frame>
        <draw:frame draw:style-name="gr3" draw:text-style-name="P1" draw:layer="layout" svg:width="4.6cm" svg:height="4.6cm" svg:x="23cm" svg:y="10cm">
          <draw:image xlink:href="Pictures/1000000000000040000000400AE356B81B1766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Theoretischer Ansatz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 Startbilder jetzt tatsächliche Verkehrsschilder sind, müssen sie ausreichend verfremdet werden.</text:p>
                <text:p/>
              </text:list-item>
              <text:list-item>
                <text:p>Algorithmen müssen Bild möglichst stark verändern ohne das die Konfidenz auf 0% sinkt.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Theoretischer Ansatz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gorithmen erhalten ein Startbild mit einer Konfidenz &gt; 0% für ihre Bildklasse</text:p>
                <text:p/>
              </text:list-item>
              <text:list-item>
                <text:p>Algorithmen müssen das Startbild ausreichend verändern oder komplett neue Bilder erzeugen. Dabei darf die Konfidenz nicht auf 0% sinken.</text:p>
                <text:p/>
              </text:list-item>
              <text:list-item>
                <text:p>Die Konfidenz der verfremdeten Bilder muss<text:line-break/>danach noch maximiert werden( &gt;= 90%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heoretischer Ansatz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2 Arten von Algorithmen:</text:p>
              </text:list-header>
              <text:list-item>
                <text:p>Iterativ: <text:line-break/>Es werden mit jeder Iteration eine Lösung erzeugt. Die Lösungen sollten besser werden umso mehr Iterationen vergehen. (Abbruch bei ausreichend guter Lösung)</text:p>
              </text:list-item>
              <text:list-item>
                <text:p>Nicht-Iterativ:<text:line-break/>Algorithmen erzeugen eine Lösung nach fester Anzahl an WebAPI-Anfra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3.36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2" draw:layer="backgroundobjects" svg:width="9.113cm" svg:height="1.484cm" svg:x="0cm" svg:y="28.215cm" presentation:class="date-time">
        <draw:text-box>
          <text:p text:style-name="MP2"><text:span text:style-name="MT1"><presentation:date-time/></text:span></text:p>
        </draw:text-box>
      </draw:frame>
      <draw:frame draw:style-name="Mgr3" draw:text-style-name="MP1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2" draw:layer="backgroundobjects" svg:width="9.113cm" svg:height="1.484cm" svg:x="11.886cm" svg:y="0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20.0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.4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0cm" svg:y="28.215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0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1-19T10:45:27.650000000</meta:creation-date>
    <meta:generator>OpenOffice/4.1.6$Win32 OpenOffice.org_project/416m1$Build-9790</meta:generator>
    <dc:date>2019-01-19T14:29:27.74</dc:date>
    <meta:editing-duration>PT11M53S</meta:editing-duration>
    <meta:editing-cycles>4</meta:editing-cycles>
    <dc:creator>Felix Hampel</dc:creator>
    <meta:document-statistic meta:object-count="54"/>
  </office:meta>
</office:document-meta>
</file>